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06217" officeooo:paragraph-rsid="00006217"/>
    </style:style>
    <style:style style:name="P2" style:family="paragraph" style:parent-style-name="Table_20_Contents">
      <style:text-properties officeooo:rsid="0008062b" officeooo:paragraph-rsid="0008062b"/>
    </style:style>
    <style:style style:name="P3" style:family="paragraph" style:parent-style-name="Table_20_Contents">
      <style:text-properties officeooo:rsid="0008062b" officeooo:paragraph-rsid="000b8b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table:number-rows-spanned="3" office:value-type="string">
            <text:p text:style-name="P3">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 A1a</text:p>
            <text:p text:style-name="P3">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A1b <text:soft-page-break/>A1b A1b A1b A1b A1b A1b A1b A1b A1b A1b A1b A1b A1b A1b A1b A1b A1b A1b A1b A1b A1b </text:p>
          </table:table-cell>
          <table:table-cell table:style-name="Table1.A1" office:value-type="string">
            <text:p text:style-name="P1">B1</text:p>
          </table:table-cell>
          <table:table-cell table:style-name="Table1.C1" table:number-rows-spanned="2" office:value-type="string">
            <text:p text:style-name="P2">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C1a </text:p>
            <text:p text:style-name="P2">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C1b <text:soft-page-break/>C1b C1b C1b C1b C1b C1b C1b C1b C1b C1b C1b C1b C1b C1b C1b C1b C1b C1b C1b C1b C1b </text:p>
          </table:table-cell>
        </table:table-row>
        <table:table-row>
          <table:covered-table-cell/>
          <table:table-cell table:style-name="Table1.B2" office:value-type="string">
            <text:p text:style-name="P1">B2</text:p>
          </table:table-cell>
          <table:covered-table-cell/>
        </table:table-row>
        <table:table-row>
          <table:covered-table-cell/>
          <table:table-cell table:style-name="Table1.B2" office:value-type="string">
            <text:p text:style-name="P1">B3</text:p>
          </table:table-cell>
          <table:table-cell table:style-name="Table1.C3" office:value-type="string">
            <text:p text:style-name="P1">C2</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09:28:48.563000000</meta:creation-date>
    <dc:date>2017-11-21T11:11:47.989000000</dc:date>
    <meta:editing-duration>PT41M7S</meta:editing-duration>
    <meta:editing-cycles>11</meta:editing-cycles>
    <meta:generator>LibreOfficeDev/6.0.0.0.alpha0$Windows_x86 LibreOffice_project/3a504f84e8f7c53242d7b2861aeff64ebf244ea8</meta:generator>
    <meta:document-statistic meta:table-count="1" meta:image-count="0" meta:object-count="0" meta:page-count="2" meta:paragraph-count="8" meta:word-count="713" meta:character-count="2843" meta:non-whitespace-character-count="2135"/>
  </office:meta>
</office:document-meta>
</file>